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eneric 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nfaat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Dapat menghindari kesalahan ketik, memaksa hanya memproses satu tipe data saja</text:p>
              </text:list-item>
              <text:list-item>
                <text:p text:style-name="P2">Casting tidak diperlukan lagi</text:p>
              </text:list-item>
              <text:list-item>
                <text:p text:style-name="P2">Kode akan diperiksa pada saat compile, sehingga mengurangi bug pada saat runtim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amaan Parameter</text:p>
          </draw:text-box>
        </draw:frame>
        <draw:frame presentation:style-name="pr7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T : Type</text:p>
              </text:list-item>
              <text:list-item>
                <text:p text:style-name="P3">E : Element</text:p>
              </text:list-item>
              <text:list-item>
                <text:p text:style-name="P3">K : Key</text:p>
              </text:list-item>
              <text:list-item>
                <text:p text:style-name="P3">N : Number</text:p>
              </text:list-item>
              <text:list-item>
                <text:p text:style-name="P3">V : Value</text:p>
                <text:p text:style-name="P3"/>
                <text:p text:style-name="P3">dan</text:p>
              </text:list-item>
              <text:list-item>
                <text:p text:style-name="P3">? : Wildcar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Contoh Generic Class</text:p>
              </text:list-item>
              <text:list-item>
                <text:p>Contoh Generic Method</text:p>
              </text:list-item>
              <text:list-item>
                <text:p>Contoh penggunaan wildcard (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Membuat kelas Mahasiswa</text:p>
              </text:list-item>
              <text:list-item>
                <text:p>Membuat 3 instan dari kelas Mahasiswa</text:p>
              </text:list-item>
              <text:list-item>
                <text:p>3 instan tersebut dimasukkan dalam ArrayList</text:p>
              </text:list-item>
              <text:list-item>
                <text:p>ArrayList disimpan di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21:27:33.247376098</dc:date>
    <meta:editing-duration>PT12H42M24S</meta:editing-duration>
    <meta:editing-cycles>28</meta:editing-cycles>
    <meta:generator>LibreOffice/4.2.8.2$Linux_X86_64 LibreOffice_project/420m0$Build-2</meta:generator>
    <dc:creator>P Tamami</dc:creator>
    <meta:document-statistic meta:object-count="66"/>
  </office:meta>
</office:document-meta>
</file>